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3125in" table:align="left"/>
    </style:style>
    <style:style style:name="Table1.A" style:family="table-column">
      <style:table-column-properties style:column-width="5.25in"/>
    </style:style>
    <style:style style:name="Table1.B" style:family="table-column">
      <style:table-column-properties style:column-width="1.0625in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officeooo:rsid="000d7d7b" officeooo:paragraph-rsid="000d7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Amazon/Chase **7478 Statement, Due 07/05/23</text:p>
      <text:p text:style-name="Standard">114-9317366-8554619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/>
          </table:table-cell>
          <table:table-cell office:value-type="string">
            <text:p text:style-name="P1">Walt or Pat</text:p>
          </table:table-cell>
        </table:table-row>
        <table:table-row>
          <table:table-cell table:style-name="Table1.A1" office:value-type="string">
            <text:p text:style-name="Standard">05/08 CONSUMERREPORTS.ORG 800-333-0663 NY 10.00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08 Amazon.com*RQ4RI2VI3 Amzn.com/bill WA 54.61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3-0171393-9207404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3/11 REBILL AMZN Mktp US*HG1ZKAmzn.com/billWA 52.79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4-9317366-8554619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09 AMZN Mktp US*5V8SQ1GZ3 Amzn.com/bill WA 24.23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3-0598378-6439466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10 AMZN Mktp US*CM8Z134T3 Amzn.com/bill WA 64.45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3-7789740-6952201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17 PROPUBLICA HTTPSWWW.PROP NY 7.50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19 Amazon Prime*I23YM2BI3 Amzn.com/bill WA 16.41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D01-0583377-6870631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18 Wikimedia 877 600 9454 877-6009454 CA 5.00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22 AMZN Mktp US*IJ0JY4ES3 Amzn.com/bill WA 1.91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4-7228499-6330620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23 AMZN Mktp US*CG28949N3 Amzn.com/bill WA 5.99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4-5942912-8510655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23 Amazon.com*889819PS3 Amzn.com/bill WA 25.24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4-7046967-0881058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28 AMZN Mktp US*ML8ZI0JU3 Amzn.com/bill WA 16.99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4-4141667-7309036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28 AMZN Mktp US*Q35Y94TM3 Amzn.com/bill WA 5.99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4-8884519-8726648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31 AMZN Mktp US*S65VC9SY3 Amzn.com/bill WA 14.18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1-9758273-6669860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5/31 AMZN Mktp US*AC9IP75F3 Amzn.com/bill WA 7.63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1-1646281-0757005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6/02 AMZN Mktp US*DL9BR8253 Amzn.com/bill WA 7.30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1-0972080-2138640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6/02 AMZN Mktp US*ZS2GP7L53 Amzn.com/bill WA 22.99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4-9286583-1276262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6/03 UT FOUNDATION ONLINE GIVI 865-9744250 TN 6.25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6/06 AMZN Mktp US*RQ4UG9413 Amzn.com/bill WA 76.48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1-7422007-1283415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06/06 AMZN Mktp US*GX2EN2F33 Amzn.com/bill WA 8.31</text:p>
          </table:table-cell>
          <table:table-cell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Order Number 111-8518016-0830642</text:p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10:21:16.732000000</meta:creation-date>
    <dc:date>2023-06-11T06:57:36.538000000</dc:date>
    <meta:editing-duration>PT20H36M20S</meta:editing-duration>
    <meta:editing-cycles>1</meta:editing-cycles>
    <meta:document-statistic meta:table-count="1" meta:image-count="0" meta:object-count="0" meta:page-count="1" meta:paragraph-count="39" meta:word-count="189" meta:character-count="1576" meta:non-whitespace-character-count="1426"/>
    <meta:generator>LibreOffice/7.4.6.2$Windows_X86_64 LibreOffice_project/5b1f5509c2decdade7fda905e3e1429a67acd63d</meta:generator>
  </office:meta>
</office:document-meta>
</file>